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bel" svg:font-family="Abel, sans-serif"/>
    <style:font-face style:name="Calibri" svg:font-family="Calibri"/>
    <style:font-face style:name="Proxima Nova Regular" svg:font-family="'Proxima Nova Regular',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class="img_box" src="https://i.imgur.com/9aUSlBQ.jpg"&gt;&lt;h1&gt;Erland Mago &lt;/h1&gt;&lt;h2&gt;Magicien sans illusions&lt;/h2&gt;&lt;div class="separation"&gt; &lt;/div&gt;<text:line-break/>&lt;div class="prez1"&gt;&lt;h0&gt;Magoz&lt;/h0&gt;&lt;!--<text:line-break/>--&gt;&lt;h0&gt;23 ans&lt;/h0&gt;&lt;!--<text:line-break/>--&gt;&lt;h0&gt;Masculin&lt;/h0&gt;&lt;!--<text:line-break/>--&gt;&lt;h0&gt;Citoyens&lt;/h0&gt;&lt;!--<text:line-break/>--&gt;&lt;h0&gt;Homme à tout faire, parce que prestidigitateur ça paye pas assez&lt;/h0&gt;&lt;!--<text:line-break/>--&gt;&lt;/div&gt;&lt;div class="prez2"&gt;&lt;font class="sur"&gt;Description&lt;/font&gt;</text:p>
      <text:p text:style-name="Standard">Erland est un garçon pour le moins atypique, que ce soit de par son apparence ou son caractère. Il est de ceux qui ont été forgés par leur environnement, par leur histoire, qui n'ont pas vraiment eu leur mot à dire tant leur vision du monde leur a été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malicieus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une soeur dont le seul mérite aura été d'avoir été dotée à la naissance d'un pouvoir plus satisfaisant aux yeux de leurs parents que le sien, a fait d'Erland un être désabusé, presque aigri. Il voit l'héritage et toute forme de privilège héréditaire d'un mauvais œil. Le garçon est tout à fait conscient que dans une société où le pouvoir, les capacités magiques et les titres de noblesse sont justement hérités, c'est un avis un chouïa marginal mais il persiste à croire que -à l'instar du grand <text:s/>Edmond Delancy- on peut faire de grandes choses en travaillant dur, en méritant plus qu'en héritant.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s ces éléments en fon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text:soft-page-break/>entre ses phrases et vous regardant d'un air extrêmement mystérieux avec un sourire énigmatique. Évidemment, tout ceci n'est que du second degré, et même si quelque part Erland apprécie avoir l'attention de son auditoire, ce show n'est qu'une conséquence de sa propension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en fai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text:p>
      <text:p text:style-name="Standard"/>
      <text:p text:style-name="Standard">L'apparence d'Erland est à l'image de sa personnalité ; à la fois discrète et exubérante. Ce dernier possède la carrure sèche des enfants des rues qui sont habitués aux rixes mais n'ont pas toujours mangé à leur faim. Il est relativement grand mais pas au point de ne pas pouvoir passer inaperçu quand le besoin se fait sentir. Son accoutrement, en revanche, pourrait être considéré comme extravagant. Investi à fond dans son rôle de magicien, l'ancien noble porte en permanence une longue cape en dessous de laquelle nichent bon nombre de cartes, pièces et autres accessoires de magie ainsi qu'un haut-de-forme qui lui a pour unique fonction de lui donner un genre. Contrairement à la canne-épée dont il est toujours affublé et à laquelle il a donné toutes les fonctions possible à l'exception de celle pour laquelle elle est prévue à la base -le maintenir en équilibre- : accessoire de mode, de magie mais également bien sûr arme.</text:p>
      <text:p text:style-name="Standard"/>
      <text:p text:style-name="Standard">On pourrait espérer que le visage du garçon permette d'en savoir un peu plus sur ses pensées ou ses intentions. Il n'en est rien. Encadré par une longue chevelure dorée, son visage est plutôt agréable à regarder malgré une expression difficile à interpréter. En effet, sur son faciès flotte souvent un vague sourire énigmatique impossible à lire pouvant passer tantôt pour de l'amusement, tantôt pour de la moquerie sans discernement. De la même manière, ses yeux rieurs à la couleur dorée si atypique semblent en permanence lire à travers vous dans un regard indéchiffrable, pouvant à la fois signifier qu'il est en train de vous juger très fort ou qu'il est sur le point de dire quelque chose de profond. En vérité, Erland en joue énormément, se donnant volontairement un air mystérieux. Le pire étant lorsqu'il donne des spectacles de magie. Dans ces moments-là, le garçon met un point d'honneur à exagérer sa gestuelle et à rendre son expression encore plus floue -si tant est que cela est possible.</text:p>
      <text:p text:style-name="Standard">&lt;br&gt;&lt;div class="separation"&gt; &lt;/div&gt;&lt;br&gt;&lt;!--<text:line-break/><text:line-break/>--&gt;&lt;font class="sur"&gt;+&lt;/font&gt;[b]Particularité : [/b] Gaucher<text:line-break/>&lt;font class="sur"&gt;+&lt;/font&gt;[b]Orientation sexuelle : [/b] Hétérosexuel<text:line-break/>&lt;font class="sur"&gt;+&lt;/font&gt;[b]Funfact : [/b] Porte en permanence un grand chapeau de magicien et une cape dissimulant bon nombre de gadgets/objets truqués.<text:line-break/>&lt;!--<text:line-break/><text:line-break/>--&gt;&lt;/div&gt;&lt;/div&gt;&lt;div class="box3"&gt;&lt;h3 style="background-color:#ffffff; margin-top:0px;"&gt; Pouvoir &lt;/h3&gt;&lt;!--<text:line-break/><text:line-break/>--&gt;[b]Nom du pouvoir : [/b] Reverse Jesus<text:line-break/>[b]Catégorie : [/b]  Manipulation de choses ou éléments <text:line-break/>&lt;div class="separation"&gt; &lt;/div&gt; Erland a la -merveilleuse- capacité de transformer n'importe quel alcool en eau. D'une utilité pas encore avérée, surtout pour un ivrogne notoire tel que lui.&lt;/div&gt;</text:p>
      <text:p text:style-name="Standard">&lt;div class="box"&gt;&lt;h3 style="margin-top:0px;"&gt;Histoire du personnage&lt;/h3&gt; &lt;div <text:soft-page-break/>class="box_prez"&gt;</text:p>
      <text:p text:style-name="Standard">L'histoire d'Erland aurait pu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habitant une somptueuse villa dans la capitale,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Les tuteurs et les domestiques se partageaient son apprentissage, son père et sa mère souvent absents pour des raisons professionnelles, tantôt pour lui inculquer les connaissances scolaires nécessaires à son bon développement, tantôt pour lui enseigner la politesse, les bonnes manières et la conduite à adopter en société. En parallèle de son éducation, le garçon aux cheveux argentés eut la joie de se voir gratifier d'une petite sœur, de deux ans sa cadette. Ils devinrent rapidement complices -dès que la petite fut en mesure de parler, à vrai dire- et Erland passait le plus clair de son temps libre à s'occuper d'elle. A peu de choses près, la vie de ce dernier avait parfaitement commencé. A peu de choses près...</text:p>
      <text:p text:style-name="Standard"/>
      <text:p text:style-name="Standard">Oui mais voilà, tout n'est jamais vraiment tout rose, et une ombre fit rapidement son apparition sur ce tableau si idyllique ; elle se présenta de manière assez anodine, lorsque le garçon atteint l'âge de cinq ans. Que se passa-t-il exactement, me demanderez-vous ? Eh bien justement, rien. Et en quoi est-ce un problème, renchérirez-vous (bonne chance pour le prononcer celui-là) ? Eh bien figurez-vous que la famille Mago avait une petite particularité : ils jugeaint de la valeur d'une personne en fonction de la puissance du pouvoir dont elle a hérité. Aussi, lorsqu'à l'âge où les capacités magiques sont normalement supposées se déclarer, le petit Erland ne montra pas le moindre signe de faculté spéciale, ses parents commencèrent doucement mais sûrement à s'inquiéter. Bien sûr, au début personne ne s'affola. Après tout, il n'était pas rare de devoir patienter quelques années pour voir la nature de son pouvoir dévoilée. On pensa qu'il suffisait d'attendre. De prendre son mal en patience. Et il ne faisait aucun doute qu'alors le petit Erland ferait honneur à sa famille et obtiendrait un pouvoir extrêmement puissant.</text:p>
      <text:p text:style-name="Standard"/>
      <text:p text:style-name="Standard">Hélas, la patience de la famille Mago ne fut jamais récompensée. Les jours passés à attendre devinrent des lunes, les lunes des années. Et ce qui n'était qu'un vague sentiment d'inquiétude se transforma petit à petit en une honte indescriptible pour ses parents, allant jusqu'à devenir un mépris à peine dissimulé pour leur bon à rien de fils. Terrassé par le malheur d'être le canard boiteux de sa lignée, celui-ci redoublait d'efforts pour tenter de découvrir en quoi consistait son pouvoir. Malheureusement pour lui, rien n'y faisait. Erland se vit devenir le paria de sa famille, désespéré par sa propre impuissance. </text:p>
      <text:p text:style-name="Standard"/>
      <text:p text:style-name="Standard">La situation devint encore moins confortable lorsque sa petite sœur obtint elle son pouvoir, avant que lui-même n'ait fait montre de la moindre appétence dans le domaine. Dès lors, leur complicité disparut, tout comme Erland disparut aux yeux de leurs parents. Même sa cadette le méprisait désormais. La solitude devint son seul compagnon. C'est alors que l'un des domestiques qui s'était pris d'affection -de pitié ?- pour lui se mit en tête de lui remonter le moral, tâche ingrate s'il en était. Pour cela, il lui montra des tours de passe-passe supposés le distraire de ses tracas. Et cela fonctionna à merveille. Erland accrocha très vite à la prestidigitation, s'imaginant que cette forme de magie pourrait remplacer celle qu'il n'avait pas et que s'il en apprenait assez pour les impressionner, il regagnerait grâce aux yeux de ses parents. Après tout, ne s'agissait-il pas là également d'une forme de don ?</text:p>
      <text:p text:style-name="Standard"/>
      <text:p text:style-name="Standard">Mais tout le monde n'était pas de cet avis. Ou plutôt, personne ne l'était à part lui. Lorsque, après <text:soft-page-break/>des lunes d'entraînement, le blondin prit son courage à deux mains et se lança dans une « représentation » devant sa famille, il fut accueilli par une indignation prude, flirtant avec une horreur froide très largement exagérée. C'en était trop pour son père qui ne voulait plus d'un charlatan pour ternir la si prestigieuse réputation de la famille Mago. Il décida que la seule solution pour pallier cet embarras était que leurs noms ne soient plus associés. Ainsi, Erland fut déshérité et banni du territoire familiale, à la veille de son dix-septième anniversaire. Le vide que ce dernier ressentit à ce moment là fut terrible. Un mélange d'abandon, de trahison et d'injustice qui emplit son cœur d'effroi. Le garçon se jura en rassemblant ses maigres possessions de devenir un magicien de renom et de leur prouver que cette « fausse magie » pouvait en faire quelqu'un.</text:p>
      <text:p text:style-name="Standard"/>
      <text:p text:style-name="Standard">Évidemment, ce ne fut pas si simple. Mais après tout, rien n'est plus jamais simple lorsque l'on est un petit nobliau livré à soi même, sans argent ni amis, après avoir eu pendant toute la première partie de sa vie des domestiques pour répondre à ses moindres caprices. Si, tout déterminé qu'il était à prouver à son ancienne famille qu'ils avaient tort, Erland passa les premiers jours du reste de sa vie à essayer de la gagner honnêtement, mendiant quelques piécettes en échange d'un tour de passe-passe, le garçon se rendit bien vite compte que cela ne suffirait pas. La faim, ajoutée à la fatigue et aux maladies contractées à force de dormir dehors, eurent petit à petit raison de sa morale. Ainsi, de temps à autre, lorsque son maigre salaire d'artiste de rue ne suffisait pas, Erland n'avait d'autre choix que de voler. Bien sûr, l'ancien noble n'en arrivait à cette extrémité qu'en dernier recours. Mais il fallait reconnaître qu'en la matière, l'habileté développée grâce à la magie s'avérait fort utile.</text:p>
      <text:p text:style-name="Standard"/>
      <text:p text:style-name="Standard">Le garçon suivit ce mode de vie pendant quelques lunes, ses écarts lui valant un certain nombre de passages à tabac. Cela dura jusqu'à ce qu'il fasse une rencontre qui allait changer sa vie. Au détour d'une prestation à un coin de rue, une femme sembla particulièrement intéressée par ses tours. Elle lui demanda où il avait appris tout ça, question à laquelle Erland répondit évasivement, puis où il avait hérité de ces bleus et coquards, question à laquelle il répondit avec un mensonge éhonté. Sans trop se formaliser, la jeune femme -d'apparence un peu plus vieille que lui- lui proposa de la retrouver dans un bar du quartier, arguant qu'elle avait une proposition à lui faire. Erland accepta sans trop se poser de question -qu'avait-il à perdre ?- Le soir venu, il se rendit au point de rendez-vous, impatient de savoir ce que cette étrange fille avait à lui proposer.</text:p>
      <text:p text:style-name="Standard"/>
      <text:p text:style-name="Standard">Que ce soit par pitié, parce qu'elle croyait réellement au potentiel des talents de magicien d'Erland ou pour toute autre obscure raison, Astrid proposa de prendre celui-ci sous son aile. En pratique, cela signifiait qu'elle l'hébergeait et le nourrissait temporairement -jusqu'à ce qu'il gagne suffisamment sa croûte pour être autonome. En contrepartie, le garçon devait lui apprendre les rudiments de la magie, et les deux deviendraient associés à temps partiel pour accomplir des tâches en tout genre : livraison de colis, distribution de tracts, missions d'enquête, de « dissuasion »... Tout un ensemble de petits boulots qu'Erland comprit assez vite être le « travail » d'Astrid, ou en tout cas ce de quoi elle vivait. Il n'hésita pas un seul instant et accepta le marché, trop heureux qu'il était d'avoir enfin une perspective d'avenir un peu moins galérienne.</text:p>
      <text:p text:style-name="Standard"/>
      <text:p text:style-name="Standard">Ainsi, l'ex noble vécut pendant un moment au crochet de sa bienfaitrice, jonglant entre les petits boulots et ses spectacles de rue -qu'Astrid insista pour qu'il continue. Quelques années passèrent et les deux acolytes apprirent à se connaître et continuèrent à s'enseigner leurs talents l'un l'autre. C'est comme ça qu'Erland apprit à se défendre des petites frappes des rues. Mais également les ivrognes en tout genre. Car à mesure que leur relation évoluait en une amitié durable et profonde, leurs activités communes évoluèrent également, d'abord purement professionnelles pour qu'ils finissent par faire les quatre cent coups ensemble. Et la taverne devint un lieu de prédilection pour perpétrer -ou boire- lesdits coups.</text:p>
      <text:p text:style-name="Standard"/>
      <text:p text:style-name="Standard">C'est d'ailleurs dans une taverne qu'Erland finit par découvrir la nature de son curieux pouvoir. Lors d'une soirée particulièrement arrosée, il s'énerva après Astrid pour une blague un peu trop lourde <text:soft-page-break/>-cela arrivait parfois après un coup de trop, mais ne durait jamais bien longtemps, les deux compères trop habitués à se taquiner mutuellement. C'est alors que le contenu entier de la chope de cette dernière se transforma en... eau. Il leur fallut un moment pour se remettre de la stupeur, et un autre pour commencer à envisager ce qu'il venait de se passer. Finalement, la seule explication plausible leur sauta aux yeux : telle était la capacité magique d'Erland. L'espace d'une fraction de seconde, un profond sentiment de déception s'empara du garçon, visiblement peu préparé à être affublé d'un pouvoir aussi inutile. Puis il éclata de rire. Pour quelqu'un issu d'une famille qui ne jurait que par la puissance magique, c'était à la fois une blague cruellement ironique et un sacré signe du destin : s'il avait encore eu un doute sur le fait qu'il devait définitivement tirer un trait sur son ancienne vie, celui-ci venait de s'envoler avec le houblon d'Astrid. Étrangement, Erland sentit un poids s'envoler de ses épaules à cet instant précis. Il savait désormais avec certitude quel chemin il devait emprunter.</text:p>
      <text:p text:style-name="Standard"/>
      <text:p text:style-name="Standard">Depuis, le garçon jongle toujours entre la magie et leur boulot d'homme à tout faire. Il a fini par acquérir une petite réputation certaine, même si son petit jeu de « vraie magie » et son discours anti-conformiste en font un homme au succès mitigé. Ses rêves de devenir un magicien connu et reconnu à travers le monde malgré son absence de pouvoir -utile- n'ont pas disparu, mais il sait qu'il a le temps de profiter de la vie et de faire toutes les conneries imaginables avant d'en arriver là...</text:p>
      <text:p text:style-name="Standard"/>
      <text:p text:style-name="Standard">&lt;/div&gt;&lt;/div&gt;&lt;div class="box3"&gt; &lt;/div&gt;&lt;div class="box"&gt;&lt;h3 style="margin-top:0px;"&gt;Derrière l'écran&lt;/h3&gt;&lt;img class="ico_prez" src="https://imgur.com/G1uGWlO.jpg" align=right&gt;Il y a... &lt;font class="sur"&gt;Toé&lt;/font&gt; : Fan d'animé, de lectures en tout genre, d'informatique, de volley, il écume les forums depuis maintenant plus d'une décennie (Outch.). C'est maintenant à votre tour de le subir.<text:line-break/><text:line-break/>[b]Double compte ?[/b] Nope<text:line-break/>[b]Comment avez-vous découvert le forum ? [/b] J'ai créé internet<text:line-break/>[b]Votre disponibilité : [/b] Variable<text:line-break/>[b]Quelque chose à rajouter ? [/b] Poney<text:line-break/><text:line-break/>[b]Source de l'avatar :[/b] <text:line-break/>[code]<text:line-break/>[color=#00cccc][size=16]♂[/size][/color] [b]FATE GRAND ORDER[/b], Edmond dantes @"Erland Mago"<text:line-break/>[/code]<text:line-break/>&lt;/div&gt; </text:p>
      <text:p>&lt;div class="box"&gt;&lt;h11&gt;&lt;!--<text:line-break/><text:line-break/>--&gt;Tara Mago&lt;/h11&gt;&lt;center&gt;&lt;h22&gt;Libre&lt;/h22&gt;&lt;/center&gt;&lt;div class="separation"&gt; &lt;/div&gt;<text:line-break/>&lt;div class="prez1" style="width:180px;"&gt;&lt;!--<text:line-break/><text:line-break/>--&gt;&lt;h0&gt;~21 ans&lt;/h0&gt;&lt;!--<text:line-break/>--&gt;&lt;h0&gt;Femme&lt;/h0&gt;&lt;!--<text:line-break/>--&gt;&lt;h0&gt;Noble ou garde&lt;/h0&gt;&lt;!--<text:line-break/>--&gt;&lt;h0&gt;Libre&lt;/h0&gt;<text:line-break/>&lt;div style="height:190px; padding-right:5px; overflow:auto; line-height:1.5;"&gt;&lt;!--<text:line-break/><text:line-break/>--&gt;&lt;font class="sur"&gt;+&lt;/font&gt; [b]Pouvoir : [/b] Libre, mais doit être badass (mais sans être OP sinon le staff va pas être content &lt;3) <text:line-break/>&lt;font class="sur"&gt;+&lt;/font&gt; [b]Funfact : [/b] Pas super fun.<text:line-break/>&lt;font class="sur"&gt;+&lt;/font&gt; [b]Particularité : [/b] Libre<text:line-break/>&lt;font class="sur"&gt;+&lt;/font&gt; [b]Orientation sexuelle : [/b] Libre<text:line-break/>&lt;/div&gt;&lt;/div&gt;&lt;!--<text:line-break/><text:line-break/>--&gt;&lt;img class="img_op" src="https://i.imgur.com/xiISdbN.png" style="margin-top:-320px; margin-left:200px;"&gt;&lt;br&gt;&lt;br&gt;&lt;h3&gt;Précisions&lt;/h3&gt;&lt;!--<text:line-break/><text:line-break/>--&gt;&lt;font class="sur"&gt;Physique et caractère&lt;/font&gt;<text:line-break/>[size=10]&lt;ul&gt;</text:p>
      <text:p text:style-name="Standard">&lt;li&gt;Cheveux noirs&lt;/li&gt;</text:p>
      <text:p text:style-name="Standard">&lt;li&gt;Posture toujours droite et fière&lt;/li&gt;</text:p>
      <text:p text:style-name="Standard">&lt;li&gt;Yeux gris/verts&lt;/li&gt;</text:p>
      <text:p text:style-name="Standard">&lt;li&gt;Toujours habillée avec le style et la sobriété inhérents à son rang&lt;/li&gt;</text:p>
      <text:p text:style-name="Standard">&lt;li&gt;Assez froide en apparence&lt;/li&gt;&lt;/ul&gt;</text:p>
      <text:p text:style-name="Standard">&lt;ul&gt;</text:p>
      <text:p text:style-name="Standard">&lt;li&gt;Très attachée à la famille et à l'honneur de son nom&lt;/li&gt;</text:p>
      <text:p text:style-name="Standard">&lt;li&gt;Ambitieuse&lt;/li&gt;</text:p>
      <text:p text:style-name="Standard">&lt;li&gt;Débrouillarde&lt;/li&gt;</text:p>
      <text:p text:style-name="Standard">&lt;li&gt;A probablement grandi un peu trop vite&lt;/li&gt;</text:p>
      <text:p text:style-name="Standard">&lt;li&gt;Fière de son accomplissement, mais également de son nom et de ce qu'il représente&lt;/li&gt;</text:p>
      <text:p text:style-name="Standard">&lt;li&gt;Pense qu'un grand pouvoir [strike]implique de grandes responsabilités[/strike] fait de vous une grande personne&lt;/li&gt;</text:p>
      <text:p text:style-name="Standard">&lt;li&gt;Elle sent la pression de son rang et de sa famille et fait toujours le maximum pour être à la hauteur des attentes&lt;/li&gt;</text:p>
      <text:p text:style-name="Standard"/>
      <text:p text:style-name="Standard">&lt;/ul&gt;[/size]<text:line-break/><text:line-break/>&lt;font class="sur"&gt;Histoire&lt;/font&gt;<text:line-break/>[size=10]Tara vient de la noble et réputée famille des Mago. Outre son influence et sa richesse conséquentes, c'est une famille qui a la particularité de classer ses membres en fonction de la puissance de leur pouvoir. </text:p>
      <text:p text:style-name="Standard"/>
      <text:p text:style-name="Standard">Tara a grandi avec son grand frère qui s'est occupé d'elle pendant que leurs parents étaient absents pour des raisons professionnelles. Lui et leurs domestiques étaient ses seules relations étant petite.</text:p>
      <text:p text:style-name="Standard"/>
      <text:p text:style-name="Standard">Contrairement à son frère, elle a découvert son pouvoir jeune, et a en plus hérité d'un pouvoir significativement puissant. Ainsi, elle a petit à petit délaissé Erland pour être intégrée dans les affaires familiales. Au final, elle participera vers ses quinze ans à contrecœur au lynchage général <text:soft-page-break/>lorsqu'il tentera de les amadouer avec de la prestidigitation.</text:p>
      <text:p text:style-name="Standard"/>
      <text:p text:style-name="Standard">Si elle fait la fierté de ses parents, elle subit également une forte pression de leur part pour faire honneur à leur nom et ils l'ont amenée très (trop) tôt à s'impliquer dans les affaires de la famille.</text:p>
      <text:p text:style-name="Standard"/>
      <text:p text:style-name="Standard">Depuis, elle vit sa vie, ayant finalement trouvé sa propre voie. Elle navigue déjà dans des sphères étonnamment hautes de la noblesse pour son âge. Elle se sent un peu coupable d'avoir abandonné son frère, mais sait que si le choix se représentait à elle elle referait la même chose. La nostalgie la pousse de temps à autre à utiliser ses relations pour essayer de grappiller des infos sur comment il s'en sort. Elle hésite depuis un moment à aller à sa rencontre et va probablement passer à l'acte d'ici peu. [/size]<text:line-break/><text:line-break/>&lt;div class="separation"&gt; &lt;/div&gt;<text:line-break/>[b]Prédéfini proposé par : [/b]Erland Mago<text:line-break/>[b]Activité et niveau de RP demandé : [/b]Relativement libre si pas d'abus :P<text:line-break/>[b]Avatar : [/b] Claudia – Le Prince des Dragons (Négociable :) )<text:line-break/>&lt;/div&gt;&lt;div class="box"&gt;&lt;h3 style="margin-top:0px;"&gt;&lt;!--<text:line-break/><text:line-break/>--&gt;Grand frère renié&lt;/h3&gt;&lt;!--<text:line-break/><text:line-break/>--&gt;&lt;img class="ico_prez" src="https://i.imgur.com/XbzI2Np.jpg" align=right&gt;&lt;h22&gt;&lt;!--<text:line-break/><text:line-break/>--&gt;@Erland Mago&lt;/h22&gt; Ils étaient très complices jusqu'à ce que Erland fasse honte à sa famille en essayant de compenser son absence de pouvoir par des tours de passe-passe et se fasse renier dans la foulée. Elle se sent à la fois coupable de l'avoir rejeté alors qu'il s'est occupé d'elle toute son enfance et certaine que c'était le seul choix possible. Ne l'a pas revu depuis des années.&lt;/div&gt;<text:line-break/><text:line-break/><text:line-break/>&lt;!-- Code de la source de l'avatar, pour simplifier pour les admins, supprimer le personnage masculin/féminin inutile et NE PAS ENLEVER LA BALISE CODE --&gt;<text:line-break/><text:line-break/>[code]<text:line-break/>[color=#ff3366][size=16]♀[/size][/color] [b]Le Prince des Dragons[/b], Claudia &lt;a href=""&gt;@Tara Mago (prédéfini)&lt;/a&gt;<text:line-break/>[/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bel" svg:font-family="Abel, sans-serif"/>
    <style:font-face style:name="Calibri" svg:font-family="Calibri"/>
    <style:font-face style:name="Proxima Nova Regular" svg:font-family="'Proxima Nova Regular',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20-01-12T21:54:12.81</dc:date>
    <meta:editing-duration>P1DT7H3M30S</meta:editing-duration>
    <meta:editing-cycles>1022</meta:editing-cycles>
    <meta:generator>OpenOffice/4.1.1$Win32 OpenOffice.org_project/411m6$Build-9775</meta:generator>
    <dc:creator>Théo </dc:creator>
    <meta:document-statistic meta:table-count="0" meta:image-count="0" meta:object-count="0" meta:page-count="7" meta:paragraph-count="44" meta:word-count="3659" meta:character-count="23212"/>
  </office:meta>
</office:document-meta>
</file>